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style:style>
    <style:style style:name="P9" style:parent-style-name="Normal" style:family="paragraph">
      <style:paragraph-properties fo:text-align="justify" style:vertical-align="baseline" fo:margin-bottom="0in" fo:line-height="100%"/>
    </style:style>
    <style:style style:name="P10" style:parent-style-name="Normal" style:family="paragraph">
      <style:paragraph-properties fo:text-align="justify" style:vertical-align="baseline" fo:margin-bottom="0in" fo:line-height="100%"/>
    </style:style>
    <style:style style:name="T11" style:parent-style-name="DefaultParagraphFont" style:family="text">
      <style:text-properties style:font-name-asian="Times New Roman" style:font-name-complex="Segoe UI" style:letter-kerning="false"/>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3" style:parent-style-name="Normal" style:family="paragraph">
      <style:paragraph-properties fo:text-align="justify" style:vertical-align="baseline" fo:margin-bottom="0in" fo:line-height="100%"/>
    </style:style>
    <style:style style:name="P14" style:parent-style-name="Normal" style:family="paragraph">
      <style:paragraph-properties fo:text-align="justify" style:vertical-align="baseline" fo:margin-bottom="0in" fo:line-height="100%"/>
    </style:style>
    <style:style style:name="T15" style:parent-style-name="DefaultParagraphFont" style:family="text">
      <style:text-properties style:font-name-asian="Times New Roman" style:font-name-complex="Segoe UI" style:letter-kerning="false"/>
    </style:style>
    <style:style style:name="P16" style:parent-style-name="Normal" style:family="paragraph">
      <style:paragraph-properties fo:text-align="justify" style:vertical-align="baseline" fo:margin-bottom="0in" fo:line-height="100%"/>
    </style:style>
    <style:style style:name="T17" style:parent-style-name="DefaultParagraphFont" style:family="text">
      <style:text-properties style:font-name-asian="Times New Roman" style:font-name-complex="Segoe UI" style:letter-kerning="false"/>
    </style:style>
    <style:style style:name="T18" style:parent-style-name="DefaultParagraphFont" style:family="text">
      <style:text-properties style:font-name-asian="Times New Roman" style:font-name-complex="Segoe UI" style:letter-kerning="false"/>
    </style:style>
    <style:style style:name="T19" style:parent-style-name="DefaultParagraphFont" style:family="text">
      <style:text-properties style:font-name-asian="Times New Roman" style:font-name-complex="Segoe UI" style:letter-kerning="false"/>
    </style:style>
    <style:style style:name="T20" style:parent-style-name="DefaultParagraphFont" style:family="text">
      <style:text-properties style:font-name-asian="Times New Roman" style:font-name-complex="Segoe UI" style:letter-kerning="false"/>
    </style:style>
    <style:style style:name="T21" style:parent-style-name="DefaultParagraphFont" style:family="text">
      <style:text-properties style:font-name-asian="Times New Roman" style:font-name-complex="Segoe UI" style:letter-kerning="false"/>
    </style:style>
    <style:style style:name="T22" style:parent-style-name="DefaultParagraphFont" style:family="text">
      <style:text-properties style:font-name-asian="Times New Roman" style:font-name-complex="Segoe UI" style:letter-kerning="false"/>
    </style:style>
    <style:style style:name="T23" style:parent-style-name="DefaultParagraphFont" style:family="text">
      <style:text-properties style:font-name-asian="Times New Roman" style:font-name-complex="Segoe UI" style:letter-kerning="false"/>
    </style:style>
    <style:style style:name="T24" style:parent-style-name="DefaultParagraphFont" style:family="text">
      <style:text-properties style:font-name-asian="Times New Roman" style:font-name-complex="Segoe UI" style:letter-kerning="false"/>
    </style:style>
    <style:style style:name="T25" style:parent-style-name="DefaultParagraphFont" style:family="text">
      <style:text-properties style:font-name-asian="Times New Roman" style:font-name-complex="Segoe UI" style:letter-kerning="false"/>
    </style:style>
    <style:style style:name="T26" style:parent-style-name="DefaultParagraphFont" style:family="text">
      <style:text-properties style:font-name-asian="Times New Roman" style:font-name-complex="Segoe UI" style:letter-kerning="false"/>
    </style:style>
    <style:style style:name="T27" style:parent-style-name="DefaultParagraphFont" style:family="text">
      <style:text-properties style:font-name-asian="Times New Roman" style:font-name-complex="Segoe UI" style:letter-kerning="false"/>
    </style:style>
    <style:style style:name="T28" style:parent-style-name="DefaultParagraphFont" style:family="text">
      <style:text-properties style:font-name-asian="Times New Roman" style:font-name-complex="Segoe UI" style:letter-kerning="false"/>
    </style:style>
    <style:style style:name="P29" style:parent-style-name="Normal" style:family="paragraph">
      <style:paragraph-properties fo:text-align="justify" style:vertical-align="baseline" fo:margin-bottom="0in" fo:line-height="100%"/>
    </style:style>
    <style:style style:name="T30" style:parent-style-name="DefaultParagraphFont" style:family="text">
      <style:text-properties style:font-name-asian="Times New Roman" style:font-name-complex="Segoe UI" style:letter-kerning="false"/>
    </style:style>
    <style:style style:name="P31" style:parent-style-name="Normal" style:family="paragraph">
      <style:paragraph-properties fo:text-align="justify" style:vertical-align="baseline" fo:margin-bottom="0in" fo:line-height="100%"/>
    </style:style>
    <style:style style:name="T32" style:parent-style-name="DefaultParagraphFont" style:family="text">
      <style:text-properties style:font-name-asian="Times New Roman" style:font-name-complex="Segoe UI" style:letter-kerning="false"/>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34" style:parent-style-name="Normal" style:family="paragraph">
      <style:paragraph-properties fo:text-align="justify" style:vertical-align="baseline" fo:margin-bottom="0in" fo:line-height="100%"/>
    </style:style>
    <style:style style:name="P35" style:parent-style-name="Normal" style:family="paragraph">
      <style:paragraph-properties fo:text-align="justify" style:vertical-align="baseline" fo:margin-bottom="0in" fo:line-height="100%"/>
    </style:style>
    <style:style style:name="T36" style:parent-style-name="DefaultParagraphFont" style:family="text">
      <style:text-properties style:font-name-asian="Times New Roman" style:font-name-complex="Segoe UI" style:letter-kerning="false"/>
    </style:style>
    <style:style style:name="P3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38" style:parent-style-name="Normal" style:family="paragraph">
      <style:paragraph-properties fo:text-align="justify" style:vertical-align="baseline" fo:margin-bottom="0in" fo:line-height="100%"/>
    </style:style>
    <style:style style:name="P39" style:parent-style-name="Normal" style:family="paragraph">
      <style:paragraph-properties fo:text-align="justify" style:vertical-align="baseline" fo:margin-bottom="0in" fo:line-height="100%"/>
    </style:style>
    <style:style style:name="T40" style:parent-style-name="DefaultParagraphFont" style:family="text">
      <style:text-properties style:font-name-asian="Times New Roman" style:font-name-complex="Segoe UI" style:letter-kerning="false"/>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4" style:parent-style-name="Normal" style:family="paragraph">
      <style:paragraph-properties fo:text-align="justify" style:vertical-align="baseline" fo:margin-bottom="0in" fo:line-height="100%"/>
    </style:style>
    <style:style style:name="P45" style:parent-style-name="Normal" style:family="paragraph">
      <style:paragraph-properties fo:text-align="justify" style:vertical-align="baseline" fo:margin-bottom="0in" fo:line-height="100%"/>
    </style:style>
    <style:style style:name="T46" style:parent-style-name="DefaultParagraphFont" style:family="text">
      <style:text-properties style:font-name-asian="Times New Roman" style:font-name-complex="Segoe UI" style:letter-kerning="false"/>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8" style:parent-style-name="Normal" style:family="paragraph">
      <style:paragraph-properties fo:text-align="justify" style:vertical-align="baseline" fo:margin-bottom="0in" fo:line-height="100%"/>
    </style:style>
    <style:style style:name="P49" style:parent-style-name="Normal" style:family="paragraph">
      <style:paragraph-properties fo:text-align="justify" style:vertical-align="baseline" fo:margin-bottom="0in" fo:line-height="100%"/>
    </style:style>
    <style:style style:name="T50" style:parent-style-name="DefaultParagraphFont" style:family="text">
      <style:text-properties style:font-name-asian="Times New Roman" style:font-name-complex="Segoe UI" style:letter-kerning="false"/>
    </style:style>
    <style:style style:name="P51"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2" style:parent-style-name="Normal" style:family="paragraph">
      <style:paragraph-properties fo:text-align="justify" style:vertical-align="baseline" fo:margin-bottom="0in" fo:line-height="100%"/>
    </style:style>
    <style:style style:name="P53" style:parent-style-name="Normal" style:family="paragraph">
      <style:paragraph-properties fo:text-align="justify" style:vertical-align="baseline" fo:margin-bottom="0in" fo:line-height="100%"/>
    </style:style>
    <style:style style:name="T54" style:parent-style-name="DefaultParagraphFont" style:family="text">
      <style:text-properties style:font-name-asian="Times New Roman" style:font-name-complex="Segoe UI" style:letter-kerning="false"/>
    </style:style>
    <style:style style:name="P55"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6" style:parent-style-name="Normal" style:family="paragraph">
      <style:paragraph-properties fo:text-align="justify" style:vertical-align="baseline" fo:margin-bottom="0in" fo:line-height="100%"/>
    </style:style>
    <style:style style:name="P57" style:parent-style-name="Normal" style:family="paragraph">
      <style:paragraph-properties fo:text-align="justify" style:vertical-align="baseline" fo:margin-bottom="0in" fo:line-height="100%"/>
    </style:style>
    <style:style style:name="T58" style:parent-style-name="DefaultParagraphFont" style:family="text">
      <style:text-properties style:font-name-asian="Times New Roman" style:font-name-complex="Segoe UI" style:letter-kerning="false"/>
    </style:style>
    <style:style style:name="T59" style:parent-style-name="DefaultParagraphFont" style:family="text">
      <style:text-properties style:font-name-asian="Times New Roman" style:font-name-complex="Segoe UI" style:letter-kerning="false"/>
    </style:style>
    <style:style style:name="P60"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61" style:parent-style-name="Normal" style:family="paragraph">
      <style:paragraph-properties fo:text-align="justify" style:vertical-align="baseline" fo:margin-bottom="0in" fo:line-height="100%"/>
    </style:style>
    <style:style style:name="P62" style:parent-style-name="Normal" style:family="paragraph">
      <style:paragraph-properties fo:text-align="justify" style:vertical-align="baseline" fo:margin-bottom="0in" fo:line-height="100%"/>
    </style:style>
    <style:style style:name="T63" style:parent-style-name="DefaultParagraphFont" style:family="text">
      <style:text-properties style:font-name-asian="Times New Roman" style:font-name-complex="Segoe UI" style:letter-kerning="false"/>
    </style:style>
    <style:style style:name="P64"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65" style:parent-style-name="Normal" style:family="paragraph">
      <style:paragraph-properties fo:text-align="justify" style:vertical-align="baseline" fo:margin-bottom="0in" fo:line-height="100%"/>
    </style:style>
    <style:style style:name="P66" style:parent-style-name="Normal" style:family="paragraph">
      <style:paragraph-properties fo:text-align="justify" style:vertical-align="baseline" fo:margin-bottom="0in" fo:line-height="100%"/>
    </style:style>
    <style:style style:name="T67" style:parent-style-name="DefaultParagraphFont" style:family="text">
      <style:text-properties style:font-name-asian="Times New Roman" style:font-name-complex="Segoe UI" style:letter-kerning="false"/>
    </style:style>
    <style:style style:name="P68"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69"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70" style:parent-style-name="Normal" style:family="paragraph">
      <style:paragraph-properties fo:text-align="justify" style:vertical-align="baseline" fo:margin-bottom="0in" fo:line-height="100%"/>
    </style:style>
    <style:style style:name="T71" style:parent-style-name="DefaultParagraphFont" style:family="text">
      <style:text-properties style:font-name-asian="Times New Roman" style:font-name-complex="Segoe UI" style:letter-kerning="false"/>
    </style:style>
    <style:style style:name="P7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Entrevista_Andres_UAM_1.m4a" office:target-frame-name="_top" xlink:show="replace"><text:span text:style-name="T4">Entrevista_Andres_UAM.m4a</text:span></text:a><text:span text:style-name="T5"> </text:span></text:p>
      <text:p text:style-name="P6"><text:span text:style-name="T7"> </text:span></text:p>
      <text:p text:style-name="P8">Transcrição</text:p>
      <text:p text:style-name="P9"/>
      <text:p text:style-name="P10"><text:span text:style-name="T11">Cristian Adorean:</text:span></text:p>
      <text:p text:style-name="P12">I will start the recording. So, the first question: In your opinion, what are the fundamentals behind the transition from a fossil fuel-based city to one centred on electric macro mobility for short distance trips? Here you can… you can… you can… you can talk in general. </text:p>
      <text:p text:style-name="P13"/>
      <text:p text:style-name="P14"><text:span text:style-name="T15">Andrés Roca:</text:span></text:p>
      <text:p text:style-name="P16"><text:span text:style-name="T17">Ok… So, couple of days before I… I took some notes. I was thinking out of the three questions you… you sent me, and then on this first one, I… I really had to think about it because it was kind of… it was deeper than… than it seemed at the… at the beginning. So, as I was telling you before, I… in my thesis, I'm studying general patterns of mobility with big data, up to this point. The next point will be a… public participation. And The thing is that it shows that, in the case of Madrid, accessibility and de</text:span><text:span text:style-name="T18">nsity, both of economic activities and population density are keys in… in the way that mobility is… is taking place. Kind of… at the largest level, so… In that sense, I'm thinking in the… about the context of… of Madrid, micromobility kind of… would be easy to… develop here because, except for a very small zones in the second (ring) after the metropolitan areas, the density in Madrid is very… is very high. So, there is something that we wouldn't have a problem with. But it is true that we… we have some othe</text:span><text:span text:style-name="T19">r things to consider, so… In the first place, in order to… to develop micromobility… electric micromobility a… I think that the… its relationship with the public transit, so buses, metro and… regular trains and so on, it should be improved because, at the moment, the way that the services are provided, they are not quite linked to the public transit, which is one of the ways in which I think micromobility could be more useful. So, you take your bike or your… patinete (e-scooter), and you use to get to the s</text:span><text:span text:style-name="T20">ervice station, which you then… use the… the regular train and so on, and so on. That's one of the points in which I think it would be most useful, and in which at the moment there isn't quite a link between, I believe the private providers of electric mi… micromobility and the public providers of public transit. So that's one of the things that I think should be taking into account at the very moment. So, right now, that's one of the points which I… I think we should be focusing (on). Then there's another<text:s/></text:span><text:span text:style-name="T21">question in which I will come back to it later in the… in the second point, which is that of legislation and regulation. And the thing is that… this is the way that… this here in Spain, rules and regulation on mobility for work, there's quite a fragmentation in which the user is not… does not have the confidence on how to use those services going from one municipality to another. So, if you're working in, for example, Alcorcón or San Sebastián de los Reyes, which are a conurbation, is strictly (inaudível).<text:s/></text:span><text:span text:style-name="T22">Going from one municipality to the other, you might have some changes in legislation, so some kind of basic regulation, maybe even at the European level, will be quite helpful in order to… in order to people to be able to use those services with… with no worries at all, and have been (inaudível) and may not doing it… right. </text:span>And<text:s/><text:span text:style-name="T23">there's also other, and I don't know if this is strictly for Spain, or it happens<text:s/></text:span><text:soft-page-break/><text:span text:style-name="T24">also in… in other places. I believe from the news that I´ve read that in France it has also happened</text:span><text:span text:style-name="T25">, which is (inaudível) dedication of the user. So, we not only have to give it the… give them the confidence to use these services with no problems, with no regulation problems, but the… the behaviour of the users and the… its relationships… and the relationships with the… the walking or with the traffic and so on, it has to be improved because, for example in… in Spain there's basically nowhere where you can use those services on… areas that are dedicated to… to walking. Nevertheless, people always uses (u</text:span><text:span text:style-name="T26">se) both bikes and other services in those places, which generates not only discomfort on the people but also hostile approach to the user of the micromobility service. So, that's also kind of… there should be some education that goes beyond the… the regulation in other… for those services to… to work together with the rest of the mobility in the city, and… Let me check my notes, just in case. Well, there… then there is lasting… this is kind of more… utopic and… and other way and… and more difficult and… an</text:span><text:span text:style-name="T27">d I know it. But the thing is that… the components of the economic system and the production system, and the way that we regulate the relationships between companies and land use and so on, it tends to favour those territorial models that are more dispersed, and with micromobility service… services are not that useful. So, we're using the… the number of hours we work a week promoting remote work, and those kinds of policies… Probably would also help developing a better micromobility ecosystem, I believe not</text:span><text:span text:style-name="T28"><text:s/>only here in… in Spain and in Madrid, but also in other places.</text:span></text:p>
      <text:p text:style-name="P29"><text:span text:style-name="T30"> </text:span></text:p>
      <text:p text:style-name="P31"><text:span text:style-name="T32">Cristian Adorean:</text:span></text:p>
      <text:p text:style-name="P33">Great. So, the… the second question: In your opinion, what have been and currently are the positive and negative factors in the implementation and expansion of electric micromobility, in this case in the City of Madrid? </text:p>
      <text:p text:style-name="P34"/>
      <text:p text:style-name="P35"><text:span text:style-name="T36">Andrés Roca:</text:span></text:p>
      <text:p text:style-name="P37">So, the positives (positive)… I took some notes and… The first one is that the general public is wide open to new options in mobility, and in this case, that has been quite easy to adopt the micromobility service all over. From the very beginning with BiciMAD to the new ones with the… the companies. That's been a quite a… a warm welcome of those services from most of the people. Haven´t said.. we talk about (inaudível) this kind of some friction and some hostility due to… hostility due to the lack of regulation and lack of education in the… in the use of those services. But nevertheless, in general, I think that people has… has (have) taken to liking to… to (people like) these services. So that's one positive (thing). Then the other one is the territorial model of the… of the city of Madrid, which is… which is so dense that these services are very… very… very useful and… and they merge quite well with the… with the territorial structure and the mobility systems that we already have. Then there's also another<text:s/>one. These services are available for most of the people. So, that also helps with the… with their use. I don't know if maybe in the future, or when the… these spaces in which you are trying to promote the services, they might go up in price and that might change. But at the moment, I believe that's also a… a huge positive in the… in the use of… of these services. And then there's also in young people, so up to 35, I believe maybe up to 30, we will have to take… to make some research on it… This kind of… goal and trendy back to the use<text:s/><text:soft-page-break/>of these services a… in which… if you are for example going out for dinner, and you get there in a bike, or in a patinete (e-scooter) and so on, that's kind of… so… that's also positive. I don't know if it will keep in that way if… it rises even more or… when the time comes, in five years from now, we will keep that way. But, at the moment, I think that's also positive. At the same time, there's some negatives (negative aspects), and the first one is that fragmentation of the regulations that I talked before. So, in general they are relatively similar. But there's also some nuances in regards (regard) to where you can go with those services, in regards (regard) to the safety measures you have to take when using them, in regards (regard) to the maximum speed, which changes slightly, and… kind… that kind of… makes it quite difficult to use freely and without worrying, which is something I believe generates some affection to the use of these services. So that's one of the… of the main areas. Then there's also… just to make an example out of this, there's quait… a latter (inaudível) in… in… in Madrid that was stopped by the police due to the regulation that was slightly… slightly different than where he was going the… from where he was coming. So, he was stopped… he was very famous and he… was kind of a frame example of this… of this issue. Then there's also the matter not only for legislation and regulation, is quite formatted, but political parties have… get their positions on this issue. So, for example, Partido Popular from the Conservatives in Madrid are usually kind of in favour of anything that makes money so, there's usually no opposition from them in order to implement anything in any enterprise, any… any company, any service. But at the same time, since their orders are usually the other ones, and those people are the ones that are more hostile to these kinds of services and those that often walk or use car, which is the places where this year it's more friction, they've taken<text:s/>quite a harsh approach to these services in terms of regulation in the municipalities where they have power. So, it's… it's kind of contradictory with their… their useful way of working. But it makes sense in the… in the context of the voters. Even though inside the party, when you're here, people are talking about it. There's… doesn't seem to be quite an agreement on how (inaudível) this issue. It happens the same with the left-wing parties, so (inaudível) is a platform of many different parties. So… some<text:s/>of the most radical ones. </text:p>
      <text:p text:style-name="P38"/>
      <text:p text:style-name="P39"><text:span text:style-name="T40">Cristian Adorean:</text:span></text:p>
      <text:p text:style-name="P41">Do you hear me?</text:p>
      <text:p text:style-name="P42"/>
      <text:p text:style-name="P43">(Internet connection lost, Zoom meeting window has been closed)</text:p>
      <text:p text:style-name="P44"/>
      <text:p text:style-name="P45"><text:span text:style-name="T46">Cristian Adorean:</text:span></text:p>
      <text:p text:style-name="P47">Sorry, Andrés. Do you hear me? I<text:s/>had… I had a problem with the… the Internet connection, sorry. We can continue… </text:p>
      <text:p text:style-name="P48"/>
      <text:p text:style-name="P49"><text:span text:style-name="T50">Andrés Roca:</text:span></text:p>
      <text:p text:style-name="P51">Don't worry. Yeah. Yes, are you recording?</text:p>
      <text:p text:style-name="P52"/>
      <text:p text:style-name="P53"><text:span text:style-name="T54">Cristian Adorean:</text:span></text:p>
      <text:p text:style-name="P55">Yes… yes… yes… You were talking about the… the negative imp… factors. </text:p>
      <text:p text:style-name="P56"/>
      <text:soft-page-break/>
      <text:p text:style-name="P57"><text:span text:style-name="T58">Andrés Roca:</text:span><text:span text:style-name="T59"> </text:span></text:p>
      <text:p text:style-name="P60">Ok. So… that… I<text:s/>was telling you about the… the instability of… the political positions and inside the… the political parties. So, other than that, I believe that another programme which is common to… to many places, which is the… the fragmentation of the different mobility services… providers. So, for example in Madrid we have metro, then we have three different bus service providers, so we have both local in the metropolitan areas, and we have local in the municipality of Madrid, then we have “interurbano”, which is interurban buses, then we have Renfe, which is the cercanía, the trai… the train. We also have “metro ligero” (tram) and then we have different local services for bikes and so on, and then we have the different providers for electric micromobility, so they take on… all of those at the same time is often difficult for the users. In this sense the mobility service concept is… I mean… kind of… the only way I can see all of those services working together in the short- and medium-term, in the sense that I need one kind of provider that merges all of them and allows me to pay what I need without having a complex tariff system with an opaque kind of “where am I going?”, “where do I come from?”, and that´s nonsense in... when we're working with sustainable mobility. So, that's also one of the of the negatives (negative aspects) that… negatives (negative aspects) that I see. And then there´s… one aspect which is that… even though in the metropolitan area of Madrid, we have very high rate of use both of public transit and<text:s/>walking mobility and… and so on. We have been experiencing a trend in the use… in the increase of the use of peoples (people) that hasn't stopped in the… in the surveys that el Consorcio Regional (de Transportes de Madrid) provides. We are still using more and more the private vehicles, so I believe that this trend will change in the near future. But still, it's worrying in the… in the short time for the use of micromobility, because that's also one of the main frictions that we have, the… the… the combination of working at the same time with those micromobility services and the… the payment of vehicle. So that's one of the… of the negatives. All I believe (is) that probably… probably (it) will change (in) 10 years from now. </text:p>
      <text:p text:style-name="P61"/>
      <text:p text:style-name="P62"><text:span text:style-name="T63">Cristian Adorean:</text:span></text:p>
      <text:p text:style-name="P64">Yes, that's… that's about the… the… the next question: In your opinion, what development scenarios do you foresee in the short-, for example, in two or three years from now, medium-, five years from now, and long… long-term? I mean, regarding the… the… the expansion of electric micromobility, of course, in the city of Madrid. </text:p>
      <text:p text:style-name="P65"/>
      <text:p text:style-name="P66"><text:span text:style-name="T67">Andrés Roca:</text:span></text:p>
      <text:p text:style-name="P68">Yeah, so… at the very short-term, I believe there will be relatively small changes. So probably both the public and the… and the public services of both governments – Ayuntamiento de Madrid and Ministerio del Transportes – I believe they will kind of react to the changes that provide us, make react to the trends that we are seeing through both Europe and the world in terms… in terms of micromobility, but I don't believe that it will be quite as proactive as it should in the short time. So that's it kind of<text:s/>reacting to and trying to adapt to the changes that come from outside of the… of the system. A… on the medium term, I believe there are both the Ministerio del Transportes so the ministry at the national level, maybe some of the agencies working at the regional level, so for example Consorcio del Transportes de Madrid, for exemple el Consorcio Metropolitano de Movilidad de Barcelona - both of those are kind<text:s/><text:soft-page-break/>of supramunicipal agencies of transport, so both of those, I believe, are working on medium-term plans in order to both promote these kind of services and integrate them in the best way possible with the public transit, so buses, and metro, and so on. And I believe this… why the… vontade politica (political desire), I want to say that they're willing to do it… they are… they are making an effort to do it. The thing is that I believe they have no budget to do this properly, and that they have no means at the moment to be able to… to take on this problem and the ones that they have priority to this problem,<text:s/>so public transit, walking, this kind of (inaudível), and so on, and so on. So, they are with resource scarced, although maybe that… that changes, I don't know because both in Spain and in Europe, the political situation is so unstable that I don't know what may happen in this particular in five to ten years. I believe that the experts working in those places are doing what they can, and I believe that they are positive towards the micromobility services, so that's kind of… on that part. Then, there's also…<text:s/>Let me check this note. Ok. Then there's also the… the thing that... the use of these services is trending towards specific… a kind of user profile, and specific areas. So, I've noticed that, even though the… the use is kind of expanding in some places, it's also specializing, so people is (are) realising “well this doesn't work in this kind of context, so for example low density areas, so we are going to use this more in more dense areas” and they're kind of making sense to me as they go. At the same time, there's also people that have been trying this kind of service and buying their own micromobility vehicles, and they haven't been quite pleased with them. So, there's also kind of this, let's say, honing of where they are using the services and who is using that, and that´s leading to kind of slight specialisation. I don't know if this will continue, but I believe that there's also kind of acceding to the… to the profile of users. So, for example all people will not be able to use this and the use of these kinds of services by younger so 15 and below is going to be limited quite heavily. For example, in Madrid they are trying to do this. So, we… I believe we are going to kind of a more restricted in that sense, both in the profile user and people realising that what works in these places, doesn’t work in other places. And then the last thing is that… the long… at the very long term, I think that this will become part of the daily mobility of people. So, it's useful, it's not expensive, it's sustainable most… most of the… in most of the senses, regulation will come, education will come. And… the bigger… I don't think it's one of the main mobility drivers, so I don't think that public transit will be replaced becuase that's another risk… and walking won´t be replaced. But I think that this field sets up in… between walking and public transit, and in those… <text:s/>(inaudível) impact the private vehicle that don´t (doesn´t) make sense, for example in… in Spain, there's always been a pretty to the people that go to buy<text:s/>bread everyday with the car. So this kind of… is the perfect use case. So, not only we are improving the public services that we already have, but we are also discouraging the use of private vehicles in situations in which they don't make sense. So, at the very long-term I think that, yeah, this kind of… will get integrated and… and… and replace some of the least sustainable and, let's say, logic solutions that we are using now, and it will probably be for the better. So that's mostly, I think. </text:p>
      <text:p text:style-name="P69"/>
      <text:p text:style-name="P70"><text:span text:style-name="T71">Cristian Adorean:</text:span></text:p>
      <text:p text:style-name="P72">Yes, from my part that's all. I don´t know if you want to add something… something else. </text:p>
      <text:soft-page-break/>
      <text:p text:style-name="P73">(Due to another internet connection failure, the Zoom session has been finished. As the interview topics were already covered, no new link was generated. We have contacted the interviewee via email to apologize for the inconvenience and to thank again the<text:s/>collaboration).</text:p>
      <text:p text:style-name="P74"/>
      <text:p text:style-name="P75"/>
      <text:p text:style-name="P76"/>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21:09:00Z</meta:creation-date>
    <dc:date>2024-05-30T07:27:00Z</dc:date>
    <meta:template xlink:href="Normal" xlink:type="simple"/>
    <meta:editing-cycles>15</meta:editing-cycles>
    <meta:editing-duration>PT13500S</meta:editing-duration>
    <meta:document-statistic meta:page-count="6" meta:paragraph-count="35" meta:word-count="2626" meta:character-count="17563" meta:row-count="124" meta:non-whitespace-character-count="14972"/>
  </office:meta>
</office:document-meta>
</file>